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textarea-horizontal-align="justify" draw:textarea-vertical-align="middle" draw:auto-grow-height="false" fo:min-height="7.176cm" fo:min-width="6.926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6.468cm" fo:min-width="6.218cm"/>
    </style:style>
    <style:style style:name="gr3" style:family="graphic" style:parent-style-name="standard">
      <style:graphic-properties draw:fill-color="#d22b2b" draw:textarea-horizontal-align="justify" draw:textarea-vertical-align="middle" draw:auto-grow-height="false" fo:min-height="6.241cm" fo:min-width="5.991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5.62cm" fo:min-width="5.37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5.478cm" fo:min-width="5.228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2.508cm" fo:min-width="2.258cm"/>
    </style:style>
    <style:style style:name="gr7" style:family="graphic" style:parent-style-name="standard">
      <style:graphic-properties draw:fill-color="#808080" draw:textarea-horizontal-align="justify" draw:textarea-vertical-align="middle" draw:auto-grow-height="false" fo:min-height="0.35cm" fo:min-width="3.1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d22b2b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10.5cm" svg:x="5.545cm" svg:y="8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9.5cm" svg:height="9.5cm" svg:x="6.045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9.179cm" svg:height="9.179cm" svg:x="6.206cm" svg:y="9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8.3cm" svg:height="8.3cm" svg:x="6.645cm" svg:y="9.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4" draw:layer="layout" svg:width="8.1cm" svg:height="8.1cm" svg:x="6.745cm" svg:y="9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3.9cm" svg:height="3.9cm" svg:x="8.845cm" svg:y="12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3.6cm" svg:height="0.6cm" svg:x="1.8cm" svg:y="1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6cm" svg:height="0.6cm" svg:x="16.2cm" svg:y="13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6cm" svg:height="0.6cm" svg:x="16.2cm" svg:y="14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6cm" svg:height="0.6cm" svg:x="1.8cm" svg:y="14.3cm">
          <text:p/>
          <draw:enhanced-geometry svg:viewBox="0 0 21600 21600" draw:type="rectangle" draw:enhanced-path="M 0 0 L 21600 0 21600 21600 0 21600 0 0 Z N"/>
        </draw:custom-shape>
        <draw:line draw:style-name="gr8" draw:text-style-name="P5" draw:layer="layout" svg:x1="3.3cm" svg:y1="14.6cm" svg:x2="7.6cm" svg:y2="14.6cm">
          <text:p/>
        </draw:line>
        <draw:line draw:style-name="gr8" draw:text-style-name="P5" draw:layer="layout" svg:x1="7.4cm" svg:y1="13.7cm" svg:x2="3.3cm" svg:y2="13.7cm">
          <text:p/>
        </draw:line>
        <draw:line draw:style-name="gr8" draw:text-style-name="P5" draw:layer="layout" svg:x1="13.9cm" svg:y1="14.4cm" svg:x2="18.2cm" svg:y2="14.4cm">
          <text:p/>
        </draw:line>
        <draw:line draw:style-name="gr8" draw:text-style-name="P5" draw:layer="layout" svg:x1="18cm" svg:y1="13.5cm" svg:x2="13.9cm" svg:y2="1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00:12:46.462214565</meta:creation-date>
    <dc:date>2017-03-13T00:33:02.325023986</dc:date>
    <meta:editing-duration>PT5S</meta:editing-duration>
    <meta:editing-cycles>1</meta:editing-cycles>
    <meta:generator>LibreOffice/5.3.0.3$Linux_X86_64 LibreOffice_project/30m0$Build-3</meta:generator>
    <meta:document-statistic meta:object-count="14"/>
  </office:meta>
</office:document-meta>
</file>